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1.2555in"/>
    </style:style>
    <style:style style:name="co3" style:family="table-column">
      <style:table-column-properties fo:break-before="auto" style:column-width="1.51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Descriptions</text:p>
          </table:table-cell>
          <table:table-cell office:value-type="string" calcext:value-type="string">
            <text:p>Back Design</text:p>
          </table:table-cell>
          <table:table-cell office:value-type="string" calcext:value-type="string">
            <text:p>Front Design</text:p>
          </table:table-cell>
        </table:table-row>
        <table:table-row table:style-name="ro1">
          <table:table-cell office:value-type="string" calcext:value-type="string">
            <text:p>Alakalı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İyisin iyisin, baya içindesin bu olayın. 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Hoşnut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Ohh Paşam, senden iyisi yok bu dünyada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Parlak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Hayatın gibi duyguların da parlak tebrik ederim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İçi içine Sığmayan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Heyecanlısın bu iyiye işaret tebriks. Dışarı enerjini yay bakalım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akin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Aynen böyle birazcık relax olalım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Coşkulu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Bu sevincine bağlı olan güçlü heyecan neye bağlıymış yav?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İyimser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Azıcık Polyanna’cılıktan zarar gelmez böyle devam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evgi Dolu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Ya sen şimdi herkese sarılasın vardır o zaman. Yanındaki birine güzel sözcükler söyle bakalım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Duyarlı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Evet karşıdan karşıya geçmeye çalışan bir kadın çıktı karşına ve yardımcı oldun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endine Gelmi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Soğuk duş alıp canlandın mı nasıl böylesin? Gözlerin fal taşı gibi açık kahve mi içtin yoksa?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Şakacı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What is a cartoon? -A song you sing in an automobile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Enerjik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Haydi eller havaya, salla kalçayı ov ye ov ye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ıpır kıpır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Canım ayakta bak o zaman kartlara niye zorluyorsun böyle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Tahkrih olmu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Uuu birileri tahrik olmuş hayırdır kimdir bu kaliteli insan?!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Gururlu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Gururun tanımına göre değişir tabii, şereflisin diyelim. Kişiliğine önem veriyorsun demek başarılı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Memnun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Aa ben de tanıştığımıza çok memnun oldum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Halinden Memnun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Tabii memnun olucan artist, daha kötüsü de olabilirdi deel mi?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Minnettar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Vay gönül borçlusu seni, kimler iyilik yaptı da böyle hissettin?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Vecde gelmi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Ben ne demek bilmiyordum, ecstasy gibi düşün, “TDK'ya göre vecde gelmek kendinden geçecek kadar coşmak, bir şey karşısında sonsuz heyecan duymak, esrimek anlamlarını taşır.”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Hayat Dolu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O zaman hemen güzelcümleler.com’dan alıntı “Yaptıklarımız her zaman mutluluk getirmeyebilir ama bir şeyler yapmadan mutluluk gelmez. - Benjamin Disraeli”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Mütecessis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Meraklı demekmiş, yine bilmiyordum, eğer zaten bunu okumadan ne demek diye araştırdıysan demek ki mütecessisâne’sin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Yüreklenmi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Kardeş aslan yüreği yedin herhalde neyin şovuu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Heyecanlı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Coşkulu gibisin ama farklı bir heyecan demek, <text:s/>ya da ikisi birlikte, en güzel duygu bu bence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Zinde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Gençlik, yanımızda meditasyon biri var. Teknoloji detoksu yaptı sanırsam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Hoşnut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Neye bu kadar memnun oldun sen, tatlı şey? Yüzündeki gülümsemeyi gördü gibi cute şey seni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Özgür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Büyük ihtimalle az önce koşudan geldin buna bakıyorsun. Tebrik ederim artık bağlı değilsin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Büyülenmi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Şimdi sihirbazlık numarası bunun üstüne iyi gelirdi. <text:s/>Gerçi belki de biri büyü yapmıştır ondan zaten böyke hissediyorsun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aadet İçinde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Tebrik ederim Allah’ın rizasına ulaşmış bulunuyorsun, özel taşa dokundan büyük ihtimal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Cin gibi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Aman! Okurken umarım üç harfli diye okumuşsundur. Günde 6 shot kahve içince böyle olunuyor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İstekli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Yeni hobi, yeni spor, yeni insanlar, yeni iş, yeni fikirler, yeni öğrenilecek şeyler, mükemmel bir şey istekli olmak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evecen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Nazikçe sevenlerdensin demek beğendim. 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Dingin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Bugün 12 saat uyuduysan tabii ki dingin olursun dingil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endinden geçmi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Buna orgasmic denir mi acep? Gerçi otobüste ayakta beklerken de kendinden geçiyorsun. FALLACY OF AMBIGUITY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ıcak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Sıcak çikolata sıcaklığı, kokusu yeterli. Fazla da sıcak olma terlersin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Emniyette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Arabada yapıyorsan, büyük ihtimalle emniyet kemerini takmışsın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eyifli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Arkada müzik açarak böyle benim yazdığım şeyleri yazınca benim gibi eğlenirsin :D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Şen şakrak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Göbek atma sırası sanırsam. Her şeye niye kahkaha atıyorsun deli seni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Şükran İçinde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Şükür et tabii kaliteli kartlar kullanıyorsun. Kaç kere eline böyle kart geçecek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Gözü Kamaşmı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Flashbang yemiş olmayasın. Ekşi şeyler yiyince de bazen oluyormuş bu arada. Ekşi sözlükten okudum gereksiz bilgiler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Meftun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Havada aşkkk kokusu var. Meftun seni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Tazelenmi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Ne zaman yaşlandın ki, her zaman tazesin. Gerçi bakım yapınca hissediyorsun o da ayrı iyi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Mest olmu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Ya bu hediyeyi alınca da mest olmuştun onun gibi buu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Ümit Dolu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Ümit iyidir, yakında monotonluktan çıkıyorsun galiba sevdim bunu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Hassas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Hassas olmak da iyi bir duygu. Kırılmamış bir yumurta gibisin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Yoğun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Çok meşgul gibisin boş vaktin yok her dakikan en verimli haliyle geçiyor, sounds nice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Nefesi kesilmi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Nefes kesen çılgın sharky. Adrenalin dolu bir oramdan bu kartlara baktın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Olgun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Yaştan çok deneyimler olgunlaştırır insanı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İçi hop etmi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Karşına aniden bir şey çıktı galiba. Birdenbire heyecanlandın herhalde. 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Rahat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Ohh koltukta yapsam bu kartları ben de rahat olurdum tabii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Canlı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Koşmaya şimdi başlıyacakmışsın gibi hissettim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erin kanlı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Zero panic diyorsun. Gençlik sakin relax her şey kontrol altında ben bigo çalışanıyım çekilin diyorsun yani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Dili tutulmu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Konuşmana gerek yok merak etme duygularını anlıyorum ben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aygısız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Aldırış etmeden yaşa bu dünyayı. YOLO zaten ölücez. Memento Mori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evinmi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Yüzü gülümsüyor bak. Bir de okuyunca bunları kızardı yanaklar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Emin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Eminsen doğrudur, bir de ilk işaretlediğin şık her zaman doğru olur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enetlenmi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Sıkı sıkı tutuyorsun tutunuyorsun demekki. Ellerini birbirine geçirince de kenetlenir insan onun gibi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Şefkatli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Tam kedi sevmelik vakit valla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Esinlenmi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Bir sanat eseri sağ olsun. Hep böyle şeylerden oluyor zaten. İyi bir sanatçı ilhan alır gerçek bir sanatçı çalar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ıvançlı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Evet karşındaki iyi ki yapmış öyle ne güzel kıvançlı olmak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İlgili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Madem ilgilisin hemen oku üzerine araştır bakalım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Gevşemi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Sıcak banyo hissiyatı tertemiz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Latif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Yumuşacık bir güzellik, rahatlık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Tatmin Olmu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Birileri tatmin etmiş. Yapması gerekenleri yapmış. Sen de o tatmini yaşamışsın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Güvenli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Emniyetle aynı olay işte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Umutlu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Olması beklenilen veya olacağı düşünülen şey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Uyanık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Çakaaalllll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Harika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Ee şahane o zaman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Mutlu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Her zaman tabii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Yerinde Duramaz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Zıpla! Zıpla! Zıpla!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Haz almı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Zevk dolu bir yaşam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Ateşli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Sıcak gibi ama daha sıcak, yanıyorum anam bu ne ateştir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Huzurlu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Yapmanı gerektirecek hiç bir şey yok şahane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Tazelenmi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Temizlik sonrası gelen hissiyat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İçi Rahatlamı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Bir ohhh çekme sırası şimdi sende demek ki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amimi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İçten konuşuyorsun, bu kartları seçtiğine göre samimisin gerçekten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Cüretli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Cesur gözü pek bir insansın. Böyle devam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atılımcı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Bir komineteyle beraber ilerliyorsun aynen böyle devam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evinçli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Yeee diye bağırma sırası 3 2 1 YEEEE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Duygulanmı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Ağlamak da iyi geliyor aslında. Enerji ve duygu boşaltıyorsun böylece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endini Kaptırmı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Kendini kaptırdın bunları başladın teker teker okuyorsun ne kadar ilginç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Şaşakalmı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Nasıl yani?? Neler oluyor dilini kedi mi yuttu?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Ferahlamı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Sıcak banyonun üstüne buz gibi soğuk su #hydrohomies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urtulmu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İşte başardın, dertlerinden ıskıntılarından kurtuldun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Takdirkar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Yanındaki insana şimdi BRAVO deme sırası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Güven İçinde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Battaniyeye sarılmışçasına da diyebiliriz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Hararetli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Böyle iken bir şeyler anlatmak dünyanın en paha biçilmez işidir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Yardımsever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İşte hemen sokak hayvanlarına yarım etmiş bir insan gibi oldun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Hayran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Bana bir hi bile demedi ;_;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Müteşekkir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Efenim yaptıklarınız dahilinde çok müteşekkir oldim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Zefer sarhoşu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İçki bütün kötülüklerin anasıdır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Meraklı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Meraklı bıdık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Dinç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Uyanmış gibisinden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Yüreklenmiş</text:p>
          </table:table-cell>
          <table:table-cell office:value-type="string" calcext:value-type="string">
            <text:p>İyi duygu</text:p>
          </table:table-cell>
          <table:table-cell office:value-type="string" calcext:value-type="string">
            <text:p>Yürek yemiş de denilebilir.</text:p>
          </table:table-cell>
          <table:table-cell office:value-type="string" calcext:value-type="string">
            <text:p>iyi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Acı içinde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Yürek burkan bir durum gerçekten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İsteksiz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Her zaman da istekli olmaya gerek yok be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Aksi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Tamam kızabilirsin etrafına karşı çıkabilirsin herkese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Alıngan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Bazen belki de karşındakinin seninle nasıl konuştuğuna dikkat etmesi gerek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Azgın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Büyük ihtimalle bazı engeller var ki bu cinsel ihtiyaç giderilemedi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apana kısılmı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Her evin bir çıkış kapısı vardır, kapana kısılsan bile giriş yerinden çıkabilirsin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Boynu Bükük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Deveye sormuşlar senin boynun neden eğri diye, o da demiş ki, “I am tired of societies unrealistic beauty standards.”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Canı Sıkkın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Olsun be canın sıkkın olsa da geçici bu hissiyatlar, sonrası güzel günlerin değerini biliyorsun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Çaresiz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Elbet bir çare vardır, bakmadığın bazı alternatiflere bakmamış olabilir misin?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Çılgın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İyice delirdin gibi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indar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O bu kötü ama, unutma ki öc akmak bazı şeyleri geri getirmez, bunu filmlerle öğrendim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Dehşet İçinde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HP Lovecraft kitabı gibi, bu haldeysen bazı şeyler ters gidiyor olmalı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Durgun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Her zaman da hareketli olmaya gerek var mı ki?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Hayal Kırıklığı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Hayal kırıklığının sebebi belki de beklentilerindir. Üzülmene gerek yok hayaller bir gerçekleşir bir gerçekleşmez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Gergin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Tüyler diken diken diyorsun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Uykulu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Buna yorum yapmama bile gerek yok bence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Hoşnutsuz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Hoşlanmadığın bazı şeyler var ki böylesin, bunların farkında mısın peki?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Mutsuz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En geneli de bu değil mi zaten?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Yaslı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Yas’lı olmak da en güzel anıları yaşatma metodu olabilir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İçe Kapanık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Her zaman sosyal olmaya da gerek yok ya, birazcık da içine dönüp kendi benliğinle konuşabilirsin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Yorgun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Otur bakam niye ayakta okuyorsun ki bu kartları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Rahatı Kaçmı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Birileri koltuğunu kaldırdı galiba, elbet oturacak bir yer vardır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İncinmi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Bir kalp kırma vakası daha he :/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İrkilmi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Anlık patlama sesiyle gelen köpek korkusu gibi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abırsız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Sabırsız olmak her zaman kötü duygu olmak zorunda değil :)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afası Karışmı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Birden fazla seçeneğin olduğu yerde hiç bir seçeneği seçmemek bazen yaptığım en iyi kararlar oldu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afası Şişmi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Hemen bir kulaklık takıp kafanı dağıtma sıran geldi gibi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Berbat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Bu baya kötü ya, ne desem bilemedim. Şunu diyebilirim ki bunu yazan kişi seni seviyor ve sana güveniyor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aramsar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Kötü duygular, karanlık renkler, ters polyanacılık da denilebilir galiba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asvetli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Kasvetli ortamlar da güzel Hygge bir ortam oluyor aslında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aygılı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Tasaların varsa bir sebebi vardır, hiç bir duygu boşun olmaz be güzel insan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ayıtsız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Egemenlik kayıtsız şartsız milletindir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ederli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Bu hissiyat açıklanamaz zaten yaşanır bence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ıskanç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Hayda, bu kıskandığın şeye değer verip sevdiğini gösterir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Şevki Kırılmı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Biri yine heves kırdı, neden oluyor ya hep böyle?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opuk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Birleşmişin tersi, belki de özgür kalmaya ihtiyacın vardır?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ötü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Kötü olmak çok genel bence daha çok karta bakıp neler olduğunu keşfetmeyeç çalış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ötümser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Ters polyanacılık yine, bardak al yanına kola doldur biraz bak ona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üskün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Ya küstün mü sen :(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Mahçup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Yüz kızartıcı bu olay nedir acep, neler oldu anlat bakam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Utanç İçinde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Ne güzel işte daha sonra bir barda tanımadığın birine anlatabilecek rezil bir hikayen var :3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Moralsiz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Moral düştüğünde en güzel şey kafa dağıtmak, Youtubedan kedi videoları izleme sırası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Yalnız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Ya telefonun yanındaysa senin yalnız hissetmen imkansız. Bence paylaşmamışındır sadece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Hüzünlü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Gözler yaşlı, dokunsan patlıcak an, bilirim olsun. Ağlarsan rahatlarsın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Öfkeli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Birine patlamaya yakın gibisin, sakin ol derin bir nefes al 3’e kadar say lütfen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Zalim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Zalim dünyada nasıl zalim olmayasın ki?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Yaralı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Gönül yarası nedir bilir misin güzel insan. Nasıl bir yaraymış seninki?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abrı Tükenmi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Zaten 2 seçenek var, ya daha sabırlı olacaksın ya da yeter diyeceksin. Çok düşünmeye gerek yok bence seç gitsin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arsılmı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Biri itti mi yoksa, hayırdır noldu anlattttt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Asabi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Grrrrrr diye ses geliyor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Bitkin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Yetti artık, YANGIN VAR diye bağırma sırası sanki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ıcaklamı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Bir pervane olsa ne güzel olurdu şimdi değil mi?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oğuk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Yani neye göre kime göre soğuk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uçlu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Haydaaa bu duygu varsa bir sıkıntı var bence çünkü bir suç olması gerekiyor değil mi?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Şaşkın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Pat diye ortalıkta kıçımı açsam ne diyebilirsin ki?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Tatsız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Soy isim ile bağlantılı o yüzden hiç bir zaman tatsız olamazsın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Telaşlı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Aman he insanın başına ne gelirse telaştan gelir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Tembel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Bir gün bir Amerikan, bir Polanyalı, bir de Alman bir uçaktaymış temel de demişki yine mi aynı hikaye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Dehşete düşmü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Fazla Lovecraftian bir duygu bu, gulyabaniler en çok bu duygudan besleniyor kendine iyi bak lütfen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Duygusuz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Ya bir insan nasıl duygusuz olsun, içinde vardır hala duyguları da dışarı yaymıyordur pek fazla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Düşmanca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Karşındaki de düşman olunca ister istemez böyle hissedebilirsin. Bir nevi Meşru Müdafaa gibi de düşünülebilir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Endişeli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Hmm acaba ne olacak diye düşünüyorsun büyük ihtimalle, ama bunu merak edip zaten bu desteyi açtıysan büyük bir ilerleme kat ettin gibi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Umursamaz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Amaaaan ne olacak birazcık da umarsamaz ol, Spiderman’i Venom ele geçirinceki çılgınlık gibi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Hevesi kaçmı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Olsun gelicek tekrar heveslerin. İnsan hevessiz yaşayamaz ki, elbet çıkacak yine karşına güzel istekler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Mızmız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Ya tam çocuk oldun he, mızmız olmak eğlencelidir de. Bence çocukça hareketler etsen bir de üstüne ne tatlı olrsun şimdi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Üzgün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Çok genel bir duygu daha bunları çözebilmek için derinlemesine bakman lazım gibi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Huzuru Kaçmı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Aynı Prenses ve Bezelye tanesindeki gibi düşün belki de huzurunu kaçıran şey bir bezelye tanesidir değil mi?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Öfkeden deliye dönmü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Sinirini galiba bir şekilde boşaltman lazım. Şimdi bir kum torbası olsa ne vurulurdu be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İçerlemi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Acaba nasıl böyle hissettin kim hisettirdi. İçeride kalıcağına dışarı çıksın beee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Pasif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Chill diyorsun, pasif agresif de olabilir tabii. Ama bağırıp çıldırmaktan iyidir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Rahatsız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Hmm bir şeyler rahatı bozuyor sanki. Ne bozdu şimdi acaba senin rahatını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Ağır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Nasıl bir ağırlık bu? Taş mı taşıyor gibisin yoksa birinin yükünü mü üstleniyorsnu sence?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ersemlemi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Hemen dinlenip yatmak en iyi ilaç olur herhalde buna. Çabuk dinlen bırak desteyi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albi Kırık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Buna çok üzüldüm, keşke olmasaydı gerçekten ama yapacak da bir şey yok. Derin bir nefes al ve bence birazcık düşüncelerini yaz başkalarıyla paylaş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ıkıntılı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Sıkkın bir hissiyat, bir şeyler ayaklarına kadar sıkıyor galiba seni. 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inirli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Grrr YANGIN VAR diye bağırma sırası sanki şimdi, desen ne olacak ki kimse bir şey de diyemez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Şoke Olmu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Bu duyguda aklına hep bu meşhur resmi aklına getir. Ağzına ellerini koyup dudağını O şekline getir bakalım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Tahrik Olmu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Uuu kötü demeyelim ya bu duyguya. Güzel bir hissiyat aslında bazen olunca elin ayağın boşalıyor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Tiksinmi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Canım bu desteye baktığın yer bu kadar tiksinç ise çık oradan niye zorluyorsun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Tetikte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Vurdur vurucam diyorsun ellerin silah tetiğinde. Pusu kurma zamanı lets go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orkmu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Kafa dağıtma sırası, yoksa bu korku geçmeyecek kafanı başka şeylerle doldur. Bu düşünceden ne kadar hızlı kurtulursan o kadar iyi gibi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ötü Bakışlı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Kaşlar çatık yüz düşük mutsuz bir bakış hali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uşkulu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Ah ah bir şeyler olacak da neler olacak be gülüm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Halsiz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Oturarak yapmak yerine bir de yatarak baksana kartlarına ya da hiç bakma yat uyu direk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Memnuniyetsiz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Bir şeyler yeteri kadar tatmin etmedi olsa gerek haksız mıyım?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Uyuşuk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Ayakların havada kalmıştır da kan gitmemiştir belki de, ayaklarını yere deydir iyi gelir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Huzursuz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Bir şeyler seni sıkıntıya sürüklüyor ki bunlar oluyor büyük ihtimalle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Panik İçinde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Dur eğer bu kartı seçtiysen bırak desteyi asıl bulman gereken kartı buldun zaten. Yavaşça derin bir nefes al bakalım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İlgisiz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Olsun ilgisiz olsan ne olacak ki bazen de böyle hissetmen doğal bir şey bence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Afallamı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Başındaki a yı çıkarınca acaba başka bir kelime mi oluyor?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Tükenmi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Birinin tatile ihtiyacı var sankiii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Tedirgin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Hmm demek tedirginsin, acaba ne seni böyle hissettiriyor. 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Gücenmi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Ya biri seni kırdı mı ya? Bu hissiyatı çok iyi anlıyorum? Unutma ki bunu sana yapan da senin nasıl hissetiğinin de farkında değildir.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İçi Karışmış</text:p>
          </table:table-cell>
          <table:table-cell office:value-type="string" calcext:value-type="string">
            <text:p>kötü duygu</text:p>
          </table:table-cell>
          <table:table-cell office:value-type="string" calcext:value-type="string">
            <text:p>Midenin gırıldaması gibi düşün ama çok daha farklısı gibi düşünebiliriz bence değil mi?</text:p>
          </table:table-cell>
          <table:table-cell office:value-type="string" calcext:value-type="string">
            <text:p>kotu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Onur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Eğer buna ihtiyacın varsa belki de gerçekten bunu haketmişsindir. Ama gerçekten ihtiyacın mı bu senin belki de sen kendine zaten yetersin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Özgürlü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Koş direk koşmaya başla ilk rahatlatan özgürlük bu olsa gerek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Bağımsızlı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Bence artık kendini düşünme vaktin geldi. Herkesi düşünerek kendini sence de yıpratmıyor musun?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Kapa telefonu alan bulmak bu kadar zor olamamalı. Birazcık ulaşılamaz olsana ne olacak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Doğallık / Kendiliğindenli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Tam go with the flow ihtiyacı değil mi bu? Bırak zamana be her şey olucağına varır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Özerkli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Otonomi de denilebilir buna. Bağımsızlık gibi aslında ama bence aralarında güzel bir çizgi de var. Belki de birileri seni sıkmıştır da bu ihtiyacı istemişsindir değil mi?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abul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Bence bu ihtiyaca sahip değilsen çevreni tekrardan gözden geçirmelisin, zaten şu anki çevren seni her şeklinle kabul eder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Denge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Canım <text:s/>o zaman ip üstünde durmasanaaaa, denge bilekliği al ya da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Güzelli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Güzellik dediğin şey maksimum bakımdır be, sen kendine bakıp kendini sev zaten güzellik arkasından gelir. Sen yeterki kendini sev herkes senin güzelliğini görür zaten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Birli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Ooo bu çok güzel ve çok önemli bir ihtiyaç. Kendi kominiteni mi kursan acaba. Senle aynı zevkleere sahip insanlarla beraber mi olsan acaba. Seni seven insanlarla mı olsan ya da?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olaylı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Emin kolaylık insanı en hızlı rahatsız eden şey. Şu an bunu istesen de daha sonra da zorluk istersin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Teslimiyet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Candan güvendiğin insanların varsa zaten teslimiyeti yaparsın be, önce onları bul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Uyum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Bir şeyler toksik gelmeye başladı sanki. Uyumun ana krateri takmamaktır. Niye üzülesin üzesin ki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Umut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Demek buna ihtiyacın var, ama hayat çok kaotik değil mi? Hiç bir şey umduğumuz gitmediği için herkesin hayatı bu kadar özel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Düzen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Kaotik hayatta düzen isteği, tabii ki olabilir ama zordur tabii ki. Düzen oturunca da bir oh çekişini hissettim valla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İç Huzur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İç huzuru bulabilmen için nehiri takip et aziz dostum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Barış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Ay umarım sen bunu okuyorken dışarıda savaş yoktur şu an tarih 2022.Şubat.01. Barış istemen için illla savaş olmasına gerek var mı ki acaba?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Bakım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O zaman ne yapman gerektiğin iyi biliyorsun tatlı insan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onfor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Sevdiklerin olunca o konfor ister istemez gelicek şimdi. 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Hareket / Egzersiz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Hemen aç müzik dans etmeye başla. Neyi bekliyorsun HADİ. Canım okumasana hala söyledim yapman gerkeen şeyleri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Dinlenme / Uyku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Koy kafanı yastığa ooohh. Ne gerek var bütün kartlara bakma. İhtiyacını bulmuşsun zaten belli ki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Cinselli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Uuu şu an eksik olan duygularını şimdiden tahmin edebiliyorum o zaman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Dokunma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Ne güzel bir ihtiyaç bu. Her şeyin ilacı ya dokunma. Korona ile özler oluyoruz bazen dokunmaya dokunulmaya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endinle Bağlantı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2 kelime, meditasyon şart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Vefa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Vefa çok özel bir davranış değil mi? Bencillikten uzak sevilmek ne güzel bir ihtiyaç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endini İfade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Peki neler engel oluyor sana bu konuda. Kendini ifade etmeye çalıştığın insanlar anlamıyordur ya da anlamamak istiyordur belki seni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İstikrar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Devamiyet ihtiyacı.. Bilmiyorum az önce yazdığım gibi bir kelime ama cuk diye oturmadı mı sence de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Deste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Şu an bunu istesen bile uzakta olsam da şu an destekledim seni, çünkü bunu düşünüyorsan bir bildiğin bir düşüncen vardır zateen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Görmek ve Görülme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Uuu ünlü olmak gibi de diyebilir miyiz? O başarını elbet görücekler be güzel insan sadece zaman ve emek gerekiyor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Güven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Ah ahh ne çok ihtiyacın var sanki buna, ya da uzun zaman sonra buna bakıcaksın ve yeteri kadar zaten bu ihtiyacım giderildi diceksin bilemedim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Anlayış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Yaa seni çok iyi anlıyorum ;)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eçim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Bu arada fazla seçim hakkı da kötü, when in doubt choose nothing sunday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abul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Tamam kabul ediyorum bunu istemen doğal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evgi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Ya ne diyorsun sen ya bunu duyunca içim burkuldu şimdi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Takdir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Çocukken kesini llk okulda full takdir ile geçmişsindir şimdi sen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Otantikli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Vay be böyle bir ihtiyaç yani bilemedim, helal olsun, benim türkçe ihtiyaç listemde böyle bir kelime yoktu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Aidiyet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Çok ilginç romantik ve aynı zamanda şaşırtıcı bir ihtiyaç olsa gerek, bakalım nasıl şekillenicek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Yakınlı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Mükemmel bir ihtiyaç, ben kullansam desteyi herhalde en çok bu kartı alırdım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İletişim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Yine herkesin ihtiyacı olan ve sahip olsa bile daha çok ihtiyacı olabilecek bir ihtiyaç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Toplulu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Ağzın bal damlıyor ya, ne güzel ihtiyaçlar bunlar. Bunları fark etmek bence en önemli başlangıçtır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Şefkat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Şu an bu yazıları yazarken şaşıyorum resmen, ne güzel ihtiyaçlar bunlar, bir insanın bunları fark etmesi bile güzel duygular yanında getirir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Düşüncelili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Senin insanları düşündüğün gibi zaten insanlar birbirini düşünse dünya daha güzel bir yer olur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Empati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Yanlış empati biçimleri yüzünden hissedilen bir ihtiyaç bu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Dahil olma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Yalnız kalınmanın getirilerinden biri olsa gerek. İnsan tek başına yapamaz kartı bu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İlham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İnsan dışarıya nasıl bakıcağını bilirse dışarısı ilham dolu ama çoğu boş olabilir. Acaba nasıl bunları ayrıştırıp yapıcaksın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Bütünlü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Yorumsuz kaldım, büyük bir ihtiyaç. Başarılırsa dünyayı yerinden oynatabilecek enerjiye sahip olrsun bence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amimiyet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Burada yazdıklarımın hiç biri yalan değil kart samimi en azından öyle düşün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arşılılı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Buna ihtiyaçsan şimdiden sana karşı çıktım, paradoksal bir kart oldu bu otamatikman yazıyı okuyunca ihtiyacın gideriliyor ne kadar güzel bir kart oldu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İşbirliği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Beraber bir şeyleri yapabilmek için buna ihtiyacımız var. Dönem tek başına dünyası değil. Tek dahi dünyada yok be canım haklısın ve bunların farkındasın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Mevcudiyet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Var olan her şey diyorsun, dünyayı dünyaya çeviren şey bu gibi sanki. Para mal mülk sevgi hepsinin mevcudiyeti de olur sanki. Seninki hangisi?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Saygı / Öz Saygı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Bu karta ihtiyaç duymana saygı gösteriyorum, en azından kendinle barışıksın. Ya da öyle misin bakalım?!?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utlama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Pşşt neyi kutluyoruz bakam merak ettim şimdi. Neler neler başardın acaba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Meydan Okuma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Ooo birilerinin takıştığı insanlar var galiba. Sidik yarışı gibisinden ama daha ciddisi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Netli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Bu kaotik dünyada netlik ihtiyacı diyorsun he. Bkz: Coastline Paradox 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Bilinç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Bilinç için okumak lazım araştırmak lazım. Zor değil ama emek ister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atkı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Canım aman katkılı yemekler tüüketme zararlıdır o. bkz: GDO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Yaratıcılı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Uuu sanatçı mısın yoksa sen. Yoksa iş yerin senden yaratıcılık mı bekliyor acaba. Yoksa birine hediye yapmak için mi bu ihtiyacın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eşif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Monotonluktan kaçma hareketi. Şimdi harita alıp keşfe çıkmak ne iyi gelirdi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Verimlili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Hahhahaha BEN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Etkin olma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Patron olman gerekicek sanki. Hem soyut hem gerçek anlamda bu arada. Ama olunca ne rahatlama gelir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Büyüme/gelişme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Büyüdükçe de insan küçülme ihtiyacı olur sanki, iki ucu boklu deynek değil mi sence de?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İçselleştirme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İnsan ruhunun yapılarını hayat tecrübesi edinimi yoluyla oluşturma süreci. Beğendim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Bütünlü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Bir aidiyat gibi sanki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Öğrenme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Uf mükemmel ya, var var her yaşta her zaman bu ihtiyaca gerek var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Yas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Ay buna üzüldüm ya gerçekten, umarım bunu okurken bu kişi ben olmam, neyse çok ciddi üzüldüm başın sağolsun güzel insan seviyorum seni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atkıda Bulunma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Ya senin varlığın zaten katkıda bulunmakla birebir gibi ne gerek var bu ihtiyaca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İlerleme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Başla yürümeye net ilerlersin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Destek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Peki desteği dışarıdan istedin mi seni bulmalarını mı itiyorsun peki?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Anlayış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Ben seni anlıyorum :)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Eğlence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Hard techno bum bum, vini vici ov ye partileme, of erasmus ne güzel ya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Mizah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Bı dım tıs, ihtiyacı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Gevşeme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Ben anladım bunu masaj istiyorsun sen. Tamam tamam bir şey demene gerek yok kartı göster açıklamayı okut yeterli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Anlam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Dedektiflik ihtiyacı. Birileri mystery Crime scene çözmeye mmi çalışıyorrr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  <table:table-row table:style-name="ro1">
          <table:table-cell office:value-type="string" calcext:value-type="string">
            <text:p>Kabul</text:p>
          </table:table-cell>
          <table:table-cell office:value-type="string" calcext:value-type="string">
            <text:p>İhtiyaçlar</text:p>
          </table:table-cell>
          <table:table-cell office:value-type="string" calcext:value-type="string">
            <text:p>Okey kabul ettim seni, insanlar kabul ihtiyacına da sahip olabilir.</text:p>
          </table:table-cell>
          <table:table-cell office:value-type="string" calcext:value-type="string">
            <text:p>ihtiyaclar_arka.png</text:p>
          </table:table-cell>
          <table:table-cell office:value-type="string" calcext:value-type="string">
            <text:p>genel_on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8:33:49.710137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17:50:38.364365120</meta:creation-date>
    <meta:generator>LibreOffice/6.4.7.2$Linux_X86_64 LibreOffice_project/40$Build-2</meta:generator>
    <dc:date>2022-02-01T20:42:20.176808244</dc:date>
    <meta:editing-duration>PT2H38M7S</meta:editing-duration>
    <meta:editing-cycles>18</meta:editing-cycles>
    <meta:document-statistic meta:table-count="1" meta:cell-count="1310" meta:object-count="0"/>
  </office:meta>
</office:document-meta>
</file>